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11f" officeooo:paragraph-rsid="001ca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нта</text:p>
      <text:p text:style-name="P1">Вкусвил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2:20:44.593875836</meta:creation-date>
    <dc:date>2022-06-27T23:23:48.528136651</dc:date>
    <meta:editing-duration>PT10H52M53S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3"/>
    <meta:generator>LibreOffice/6.4.7.2$Linux_X86_64 LibreOffice_project/40$Build-2</meta:generator>
  </office:meta>
</office:document-meta>
</file>